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 table:number-rows-repeated="10485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.00.0000</text:date>, <text:time style:data-style-name="N2" text:time-value="19:03:26.0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26T19:16:46.093000000</dc:date>
    <meta:editing-duration>P1DT21H33M2S</meta:editing-duration>
    <meta:editing-cycles>940</meta:editing-cycles>
    <meta:document-statistic meta:table-count="1" meta:cell-count="161" meta:object-count="0"/>
  </office:meta>
</office:document-meta>
</file>